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cad" officeooo:paragraph-rsid="000c4ca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55b" officeooo:paragraph-rsid="000ce55b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Informáticos</text:p>
      <text:p text:style-name="P1"/>
      <text:p text:style-name="P2">En la carpeta Abrir Terminal</text:p>
      <text:p text:style-name="P2"/>
      <text:p text:style-name="P2"><text:tab/>git config – gobal (para configurar Git, para tu usuario)</text:p>
      <text:p text:style-name="P2"><text:tab/>git config (solo para una carpeta)</text:p>
      <text:p text:style-name="P2"/>
      <text:p text:style-name="P2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4:19.908680822</meta:creation-date>
    <dc:date>2025-09-17T19:58:33.662669783</dc:date>
    <meta:editing-duration>PT14M14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5" meta:word-count="22" meta:character-count="144" meta:non-whitespace-character-count="121"/>
  </office:meta>
</office:document-meta>
</file>